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1217836272197627109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3595077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2"/>
      <text:p text:style-name="P1">40.5 miles in the last week</text:p>
      <text:p text:style-name="P1"><text:soft-page-break/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2"><text:span text:style-name="T1"/></text:p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on Google Earth.. <text:s/></text:p>
      <text:p text:style-name="P2"/>
      <text:p text:style-name="P2">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0T13:39:43.63</dc:date>
    <dc:creator>James Lombardi</dc:creator>
    <meta:editing-duration>P3DT2H8M11S</meta:editing-duration>
    <meta:editing-cycles>276</meta:editing-cycles>
    <meta:generator>OpenOffice/4.1.2$Win32 OpenOffice.org_project/412m3$Build-9782</meta:generator>
    <meta:document-statistic meta:table-count="0" meta:image-count="0" meta:object-count="0" meta:page-count="13" meta:paragraph-count="267" meta:word-count="3563" meta:character-count="17293"/>
  </office:meta>
</office:document-meta>
</file>